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Liberation Mono" fo:font-size="12pt" fo:letter-spacing="normal" fo:language="en" fo:country="US" fo:font-style="normal" fo:font-weight="bold" officeooo:rsid="0003ee83" officeooo:paragraph-rsid="0003ee83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style:writing-mode="lr-tb"/>
      <style:text-properties fo:font-size="12pt" fo:language="en" fo:country="US" style:font-size-asian="12pt" style:font-size-complex="12pt"/>
    </style:style>
    <style:style style:name="P3" style:family="paragraph" style:parent-style-name="Preformatted_20_Text">
      <style:paragraph-properties style:writing-mode="lr-tb"/>
      <style:text-properties fo:font-size="12pt" style:font-size-asian="12pt" style:font-size-complex="12pt"/>
    </style:style>
    <style:style style:name="P4" style:family="paragraph" style:parent-style-name="Standard">
      <style:text-properties fo:language="pt" fo:country="PT"/>
    </style:style>
    <style:style style:name="P5" style:family="paragraph" style:parent-style-name="Standard">
      <style:text-properties fo:language="pt" fo:country="PT" officeooo:rsid="00032589" officeooo:paragraph-rsid="00032589"/>
    </style:style>
    <style:style style:name="P6" style:family="paragraph" style:parent-style-name="Standard">
      <style:text-properties fo:language="pt" fo:country="PT" officeooo:rsid="00032589" officeooo:paragraph-rsid="0003ee83"/>
    </style:style>
    <style:style style:name="P7" style:family="paragraph" style:parent-style-name="Standard">
      <style:text-properties fo:language="pt" fo:country="PT" officeooo:rsid="0003ee83" officeooo:paragraph-rsid="0003ee83"/>
    </style:style>
    <style:style style:name="P8" style:family="paragraph" style:parent-style-name="Standard">
      <style:text-properties fo:language="pt" fo:country="PT" officeooo:rsid="0008948a" officeooo:paragraph-rsid="0008948a"/>
    </style:style>
    <style:style style:name="P9" style:family="paragraph" style:parent-style-name="Standard">
      <style:text-properties style:font-name="Liberation Mono" fo:font-size="12pt" fo:language="pt" fo:country="PT" officeooo:rsid="0003ee83" officeooo:paragraph-rsid="0003ee83" style:font-size-asian="12pt" style:font-size-complex="12pt"/>
    </style:style>
    <style:style style:name="P10" style:family="paragraph" style:parent-style-name="Standard">
      <style:text-properties officeooo:paragraph-rsid="0005cafd"/>
    </style:style>
    <style:style style:name="P11" style:family="paragraph" style:parent-style-name="Standard">
      <style:text-properties fo:language="pt" fo:country="PT" officeooo:rsid="0008948a" officeooo:paragraph-rsid="0008948a"/>
    </style:style>
    <style:style style:name="T1" style:family="text">
      <style:text-properties fo:language="pt" fo:country="PT" officeooo:rsid="0006b4d8"/>
    </style:style>
    <style:style style:name="T2" style:family="text">
      <style:text-properties fo:language="pt" fo:country="PT" officeooo:rsid="0005cafd"/>
    </style:style>
    <style:style style:name="T3" style:family="text">
      <style:text-properties officeooo:rsid="00097a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Dev</text:span><text:span text:style-name="T2">: Fernando dos Santos Muethea</text:span></text:p>
      <text:p text:style-name="P6">Para realização deste app WhiteBoard foram necessarias as tecnologias de frontEnd e Backend que são:</text:p>
      <text:p text:style-name="P5">1 – Html para a estrutura Basica do App</text:p>
      <text:p text:style-name="P5">2 – Javascript para as funcionalidades do App</text:p>
      <text:p text:style-name="P5">3 – Bootstrap para a estilizacao do App</text:p>
      <text:p text:style-name="P5">4 - Node Js para o backend</text:p>
      <text:p text:style-name="P5">5 – Figma para desenvolvimento de alguns figuras do app como a Ellipse, a linha e retangulo</text:p>
      <text:p text:style-name="P5"/>
      <text:p text:style-name="P5">e sites como:</text:p>
      <text:p text:style-name="P5">1 – Heroku para fazer um deploy da App</text:p>
      <text:p text:style-name="P5">2 – Freepik dowloand da imagem do fundo</text:p>
      <text:p text:style-name="P7">3 - <text:a xlink:type="simple" xlink:href="https://github.com/devansvd/whiteboard-socketio" text:style-name="Internet_20_link" text:visited-style-name="Visited_20_Internet_20_Link">https://github.com/devansvd/whiteboard-socketio</text:a> que foi a base do App</text:p>
      <text:p text:style-name="P7"/>
      <text:p text:style-name="P7">Este e o link da meu App <text:a xlink:type="simple" xlink:href="https://whiteboar.herokuapp.com/" text:style-name="Internet_20_link" text:visited-style-name="Visited_20_Internet_20_Link">https://whiteboar.herokuapp.com/</text:a></text:p>
      <text:p text:style-name="P7"/>
      <text:p text:style-name="P8">I<text:span text:style-name="T3">m</text:span>portantante: Para rodar a app digite no terminal node index.js e copiar a porta e colar na barra do navegador</text:p>
      <text:p text:style-name="P8">exemplo:localhost:”numero da Porta”</text:p>
      <text:p text:style-name="P7"/>
      <text:p text:style-name="P1"><text:bookmark text:name="tw-target-text"/>To create this WhiteBoard app, frontEnd and Backend technologies were needed, which are:</text:p>
      <text:p text:style-name="P1"/>
      <text:p text:style-name="P2">1 – Html for the Basic structure of the App</text:p>
      <text:p text:style-name="P2">2 – Javascript for App features</text:p>
      <text:p text:style-name="P2">3 – Bootstrap for App styling</text:p>
      <text:p text:style-name="P2">4 - NodeJs for the backend</text:p>
      <text:p text:style-name="P2">5 – Figma for the development of some figures in the app such as Ellipse, the line and rectangle</text:p>
      <text:p text:style-name="P3"/>
      <text:p text:style-name="P2">and sites like:</text:p>
      <text:p text:style-name="P2">1 – Heroku to deploy the App</text:p>
      <text:p text:style-name="P2">2 – Freepik download the background image</text:p>
      <text:p text:style-name="P2">3 - https://github.com/devansvd/whiteboard-socketio which was the basis of the App</text:p>
      <text:p text:style-name="P3"/>
      <text:p text:style-name="P2">This is the link to my App https://whiteboar.herokuapp.com/</text:p>
      <text:p text:style-name="P4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6:41:44.322716142</meta:creation-date>
    <meta:editing-duration>PT5M29S</meta:editing-duration>
    <meta:editing-cycles>6</meta:editing-cycles>
    <meta:generator>LibreOffice/6.4.7.2$Linux_X86_64 LibreOffice_project/40$Build-2</meta:generator>
    <dc:date>2022-05-31T17:09:43.142051534</dc:date>
    <meta:document-statistic meta:table-count="0" meta:image-count="0" meta:object-count="0" meta:page-count="1" meta:paragraph-count="25" meta:word-count="212" meta:character-count="1276" meta:non-whitespace-character-count="1077"/>
  </office:meta>
</office:document-meta>
</file>